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stroke="solid" draw:stroke-dash="Ultrafine_20_Dashed" draw:fill="solid" draw:fill-color="#ffffcc" draw:textarea-horizontal-align="center" draw:textarea-vertical-align="middle"/>
    </style:style>
    <style:style style:name="gr2" style:family="graphic" style:parent-style-name="objectwithoutfill">
      <style:graphic-properties draw:stroke="solid" draw:stroke-dash="Ultrafine_20_Dashed" draw:fill="solid" draw:fill-color="#ffffcc" draw:textarea-horizontal-align="center" draw:textarea-vertical-align="middle" draw:shadow="hidden"/>
    </style:style>
    <style:style style:name="gr3" style:family="graphic" style:parent-style-name="standard">
      <style:graphic-properties draw:stroke="solid" draw:stroke-dash="Line_20_with_20_Fine_20_Dots" svg:stroke-width="0cm" svg:stroke-color="#000000" draw:marker-start-width="0.2cm" draw:marker-end-width="0.2cm" draw:fill="solid" draw:fill-color="#ccffff" draw:auto-grow-height="false" draw:auto-grow-width="false" draw:fit-to-size="false" fo:min-height="1.446cm"/>
    </style:style>
    <style:style style:name="gr4" style:family="graphic" style:parent-style-name="standard">
      <style:graphic-properties draw:stroke="none" svg:stroke-color="#000000" draw:fill="none" draw:fill-color="#ffffff" draw:auto-grow-height="false" draw:auto-grow-width="false" draw:fit-to-size="false" fo:min-height="1.446cm"/>
    </style:style>
    <style:style style:name="gr5" style:family="graphic" style:parent-style-name="standard">
      <style:graphic-properties draw:stroke="none" draw:stroke-dash="Ultrafine_20_Dashed" draw:marker-start="Arrow" draw:marker-start-width="0.3cm" draw:textarea-horizontal-align="center" draw:textarea-vertical-align="middle"/>
    </style:style>
    <style:style style:name="gr6" style:family="graphic" style:parent-style-name="standard" style:list-style-name="L1">
      <style:graphic-properties draw:stroke="solid" draw:stroke-dash="Line_20_with_20_Fine_20_Dots" svg:stroke-width="0cm" svg:stroke-color="#000000" draw:marker-start-width="0.2cm" draw:marker-end-width="0.2cm" draw:fill="solid" draw:fill-color="#e6e6ff" draw:auto-grow-height="false" draw:auto-grow-width="false" draw:fit-to-size="false" fo:min-height="1.446cm"/>
    </style:style>
    <style:style style:name="gr7" style:family="graphic" style:parent-style-name="standard">
      <style:graphic-properties draw:stroke="dash" draw:stroke-dash="Dashed_20__28_var_29_" draw:marker-start="Circle" draw:marker-end="Arrow" draw:textarea-horizontal-align="center" draw:textarea-vertical-align="middle"/>
    </style:style>
    <style:style style:name="gr8" style:family="graphic" style:parent-style-name="standard">
      <style:graphic-properties draw:stroke="dash" draw:stroke-dash="Ultrafine_20_Dashed" svg:stroke-width="0cm" svg:stroke-color="#0000ff" draw:marker-start="Circle" draw:marker-start-width="0.2cm" draw:marker-end="Arrow" draw:marker-end-width="0.2cm" draw:fill="solid" draw:fill-color="#47b8b8" draw:textarea-horizontal-align="center" draw:textarea-vertical-align="middle"/>
    </style:style>
    <style:style style:name="gr9" style:family="graphic" style:parent-style-name="objectwithoutfill">
      <style:graphic-properties draw:stroke="solid" draw:stroke-dash="Ultrafine_20_Dashed" draw:fill="solid" draw:fill-color="#e6e6ff" draw:textarea-horizontal-align="center" draw:textarea-vertical-align="middle"/>
    </style:style>
    <style:style style:name="gr10" style:family="graphic" style:parent-style-name="standard">
      <style:graphic-properties draw:fill="solid" draw:fill-color="#ffffcc" draw:textarea-horizontal-align="center" draw:textarea-vertical-align="middle"/>
    </style:style>
    <style:style style:name="gr11" style:family="graphic" style:parent-style-name="standard">
      <style:graphic-properties draw:stroke="none" draw:stroke-dash="Ultrafine_20_Dashed" draw:fill="none" draw:fill-color="#ffffff" fo:min-height="0.693cm"/>
    </style:style>
    <style:style style:name="gr12" style:family="graphic" style:parent-style-name="standard">
      <style:graphic-properties draw:stroke="none" draw:stroke-dash="Ultrafine_20_Dashed" draw:fill="none" draw:fill-color="#ffffff" fo:min-height="0.518cm"/>
    </style:style>
    <style:style style:name="gr13" style:family="graphic" style:parent-style-name="standard">
      <style:graphic-properties draw:stroke="solid" draw:stroke-dash="Dashed_20__28_var_29_" draw:marker-end="Arrow" draw:marker-end-width="0.3cm" draw:textarea-horizontal-align="center" draw:textarea-vertical-align="middle"/>
    </style:style>
    <style:style style:name="gr14" style:family="graphic" style:parent-style-name="standard">
      <style:graphic-properties draw:marker-start="Circle" draw:marker-end="Arrow" draw:marker-end-width="0.3cm" draw:textarea-horizontal-align="center" draw:textarea-vertical-align="middle"/>
    </style:style>
    <style:style style:name="gr15" style:family="graphic" style:parent-style-name="standard">
      <style:graphic-properties draw:fill="solid" draw:fill-color="#ccffff" draw:textarea-vertical-align="middle" draw:auto-grow-height="false" fo:min-height="0.749cm" fo:min-width="0.499cm"/>
    </style:style>
    <style:style style:name="gr16" style:family="graphic" style:parent-style-name="standard">
      <style:graphic-properties draw:stroke="none" svg:stroke-color="#000000" draw:marker-start="Circle" draw:fill="none" draw:fill-color="#ffffff" fo:min-height="0.547cm"/>
    </style:style>
    <style:style style:name="gr17" style:family="graphic" style:parent-style-name="standard" style:list-style-name="L1">
      <style:graphic-properties draw:stroke="solid" draw:stroke-dash="Line_20_with_20_Fine_20_Dots" svg:stroke-width="0cm" svg:stroke-color="#000000" draw:marker-start-width="0.2cm" draw:marker-end-width="0.2cm" draw:fill="solid" draw:fill-color="#e6e6ff" draw:auto-grow-height="false" draw:auto-grow-width="false" draw:fit-to-size="false" fo:min-height="1.446cm"/>
    </style:style>
    <style:style style:name="gr18" style:family="graphic" style:parent-style-name="standard" style:list-style-name="L1">
      <style:graphic-properties draw:stroke="solid" draw:stroke-dash="Line_20_with_20_Fine_20_Dots" svg:stroke-width="0cm" svg:stroke-color="#000000" draw:marker-start-width="0.2cm" draw:marker-end-width="0.2cm" draw:fill="solid" draw:fill-color="#e6e6ff" draw:auto-grow-height="false" draw:auto-grow-width="false" draw:fit-to-size="false" fo:min-height="1.446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0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align="start" fo:text-indent="0cm"/>
    </style:style>
    <style:style style:name="P7" style:family="paragraph">
      <style:paragraph-properties fo:margin-left="0cm" fo:margin-right="0cm" fo:text-align="start" fo:text-indent="0cm"/>
      <style:text-properties fo:font-size="10pt"/>
    </style:style>
    <style:style style:name="P8" style:family="paragraph">
      <style:paragraph-properties fo:margin-left="0cm" fo:margin-right="0cm" fo:margin-top="0.5cm" fo:margin-bottom="0.5cm" fo:line-height="100%" fo:text-align="center" fo:text-indent="0cm"/>
    </style:style>
    <style:style style:name="P9" style:family="paragraph">
      <style:paragraph-properties text:enable-numbering="false" fo:margin-left="0cm" fo:margin-right="0cm" fo:margin-top="0.5cm" fo:margin-bottom="0.5cm" fo:line-height="100%" fo:text-align="center" fo:text-indent="0cm"/>
      <style:text-properties style:use-window-font-color="true" style:text-outline="false" style:text-line-through-style="none" fo:font-family="'Times New Roman'" style:font-family-generic="roman" style:font-pitch="variable" fo:font-size="16pt"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P10" style:family="paragraph">
      <style:paragraph-properties fo:text-align="center"/>
      <style:text-properties fo:font-size="10pt" fo:font-style="italic"/>
    </style:style>
    <style:style style:name="T1" style:family="text">
      <style:text-properties fo:font-size="10pt"/>
    </style:style>
    <style:style style:name="T2" style:family="text">
      <style:text-properties fo:color="#0000ff" fo:font-size="12pt" fo:font-weight="bold" style:font-size-asian="12pt" style:font-weight-asian="bold" style:font-size-complex="12pt" style:font-weight-complex="bold"/>
    </style:style>
    <style:style style:name="T3" style:family="text">
      <style:text-properties style:use-window-font-color="true" style:text-outline="false" style:text-line-through-style="none" fo:font-family="'Times New Roman'" style:font-family-generic="roman" style:font-pitch="variable" fo:font-size="16pt" fo:font-style="normal" fo:text-shadow="none" style:text-underline-style="none" fo:font-weight="bold"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T4" style:family="text">
      <style:text-properties fo:font-size="12pt" style:text-underline-style="solid" style:text-underline-width="auto" style:text-underline-color="font-color" fo:font-weight="bold"/>
    </style:style>
    <style:style style:name="T5" style:family="text">
      <style:text-properties fo:font-size="10pt" fo:font-style="italic"/>
    </style:style>
    <style:style style:name="T6" style:family="text">
      <style:text-properties fo:color="#eb613d" style:text-outline="false" style:text-line-through-style="none" fo:font-family="'Times New Roman'" style:font-family-generic="roman" style:font-pitch="variable" fo:font-size="16pt" fo:font-style="italic" fo:text-shadow="none" style:text-underline-style="none" fo:font-weight="bold" style:font-family-asian="'Arial Unicode MS'" style:font-pitch-asian="variable" style:font-size-asian="24pt" style:font-style-asian="italic" style:font-weight-asian="normal" style:font-family-complex="Tahoma" style:font-pitch-complex="variable" style:font-size-complex="24pt" style:font-style-complex="italic"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rect draw:style-name="gr1" draw:text-style-name="P1" draw:id="id3" draw:layer="layout" svg:width="6cm" svg:height="1.5cm" svg:x="8.05cm" svg:y="5.385cm">
          <text:p/>
        </draw:rect>
        <draw:rect draw:style-name="gr1" draw:text-style-name="P1" draw:id="id2" draw:layer="layout" svg:width="4.5cm" svg:height="1.5cm" svg:x="14.3cm" svg:y="5.385cm">
          <text:p/>
        </draw:rect>
        <draw:rect draw:style-name="gr2" draw:text-style-name="P1" draw:id="id1" draw:layer="layout" svg:width="13.5cm" svg:height="1.5cm" svg:x="4.05cm" svg:y="1.635cm">
          <text:p/>
        </draw:rect>
        <draw:rect draw:style-name="gr1" draw:text-style-name="P1" draw:id="id5" draw:layer="layout" svg:width="6.5cm" svg:height="1.5cm" svg:x="13.3cm" svg:y="10.385cm">
          <text:p/>
        </draw:rect>
        <draw:rect draw:style-name="gr1" draw:text-style-name="P1" draw:layer="layout" svg:width="4.25cm" svg:height="1cm" svg:x="3.8cm" svg:y="20.885cm">
          <text:p/>
        </draw:rect>
        <draw:rect draw:style-name="gr1" draw:text-style-name="P1" draw:id="id12" draw:layer="layout" svg:width="6cm" svg:height="3cm" svg:x="13.3cm" svg:y="18.885cm">
          <text:p/>
        </draw:rect>
        <draw:frame draw:style-name="gr3" draw:text-style-name="P3" draw:id="id6" draw:layer="layout" svg:width="3.25cm" svg:height="0.5cm" svg:x="0.55cm" svg:y="1.635cm">
          <draw:text-box>
            <text:p text:style-name="P2"><text:span text:style-name="T1">Etat: Initialisation</text:span></text:p>
          </draw:text-box>
        </draw:frame>
        <draw:frame draw:style-name="gr4" draw:text-style-name="P5" draw:layer="layout" svg:width="6cm" svg:height="1.25cm" svg:x="8.8cm" svg:y="5.635cm">
          <draw:text-box>
            <text:p text:style-name="P4"><text:span text:style-name="T1">Chapitre: </text:span><text:span text:style-name="T2">Emballages</text:span></text:p>
            <text:p text:style-name="P4"><text:span text:style-name="T1">Géré par: Responsable Industrialisation</text:span></text:p>
          </draw:text-box>
        </draw:frame>
        <draw:frame draw:style-name="gr4" draw:text-style-name="P5" draw:layer="layout" svg:width="4.354cm" svg:height="1cm" svg:x="14.446cm" svg:y="5.635cm">
          <draw:text-box>
            <text:p text:style-name="P4"><text:span text:style-name="T1">Chapitre: </text:span><text:span text:style-name="T2">Nomenclature</text:span></text:p>
            <text:p text:style-name="P4"><text:span text:style-name="T1">Géré par: R&amp;D</text:span></text:p>
            <text:p text:style-name="P4"><text:span text:style-name="T1"/></text:p>
          </draw:text-box>
        </draw:frame>
        <draw:frame draw:style-name="gr4" draw:text-style-name="P5" draw:layer="layout" svg:width="6.25cm" svg:height="1cm" svg:x="13.55cm" svg:y="10.635cm">
          <draw:text-box>
            <text:p text:style-name="P4"><text:span text:style-name="T1">Chapitre: </text:span><text:span text:style-name="T2">Composition</text:span><text:span text:style-name="T1"> et </text:span><text:span text:style-name="T2">Etiquette</text:span></text:p>
            <text:p text:style-name="P4"><text:span text:style-name="T1">Géré par: Qualité</text:span></text:p>
          </draw:text-box>
        </draw:frame>
        <draw:frame draw:style-name="gr3" draw:text-style-name="P3" draw:id="id7" draw:layer="layout" svg:width="16.5cm" svg:height="0.908cm" svg:x="3.05cm" svg:y="15.454cm">
          <draw:text-box>
            <text:p text:style-name="P2"><text:span text:style-name="T1">Etat: Validé </text:span></text:p>
            <text:p text:style-name="P2"><text:span text:style-name="T1">(en cas de Mise à jour, remplissage du champ « Historique » et augmentation du numéro de version)</text:span></text:p>
          </draw:text-box>
        </draw:frame>
        <draw:frame draw:style-name="gr4" draw:text-style-name="P5" draw:layer="layout" svg:width="12.327cm" svg:height="1.25cm" svg:x="4.223cm" svg:y="1.885cm">
          <draw:text-box>
            <text:p text:style-name="P4"><text:span text:style-name="T1">Chapitre: </text:span><text:span text:style-name="T2">Indentité</text:span><text:span text:style-name="T1"> et </text:span><text:span text:style-name="T2">Logistique</text:span></text:p>
            <text:p text:style-name="P4"><text:span text:style-name="T1">Géré par: le chef de projet</text:span></text:p>
            <text:p text:style-name="P4"><text:span text:style-name="T1"/></text:p>
          </draw:text-box>
        </draw:frame>
        <draw:frame draw:style-name="gr4" draw:text-style-name="P7" draw:layer="layout" svg:width="5.428cm" svg:height="2.993cm" svg:x="13.622cm" svg:y="18.892cm">
          <draw:text-box>
            <text:p text:style-name="P6"><text:span text:style-name="T1">Chef de Projet (Modification par duplication)</text:span></text:p>
            <text:p text:style-name="P6"><text:span text:style-name="T1"/></text:p>
            <text:p text:style-name="P6"><text:span text:style-name="T1">La version actuelle reste accessible.</text:span></text:p>
            <text:p text:style-name="P6"><text:span text:style-name="T1"/></text:p>
            <text:p text:style-name="P6"><text:span text:style-name="T1">La nouvelle version validée archivera la version actuelle.</text:span></text:p>
          </draw:text-box>
        </draw:frame>
        <draw:connector draw:style-name="gr5" draw:text-style-name="P1" draw:layer="layout" svg:x1="19.8cm" svg:y1="14.885cm" svg:x2="17.89cm" svg:y2="15.272cm" svg:d="m19800 14885h-955v387h-955">
          <text:p/>
        </draw:connector>
        <draw:frame draw:style-name="gr3" draw:text-style-name="P3" draw:id="id9" draw:layer="layout" svg:width="3.75cm" svg:height="0.523cm" svg:x="4.05cm" svg:y="18.362cm">
          <draw:text-box>
            <text:p text:style-name="P2"><text:span text:style-name="T1">Etat: Archivé</text:span></text:p>
          </draw:text-box>
        </draw:frame>
        <draw:frame draw:style-name="gr4" draw:text-style-name="P5" draw:layer="layout" svg:width="3.75cm" svg:height="0.75cm" svg:x="4.3cm" svg:y="21.135cm">
          <draw:text-box>
            <text:p text:style-name="P4"><text:span text:style-name="T1">Chef de Projet</text:span></text:p>
            <text:p text:style-name="P4"><text:span text:style-name="T1"/></text:p>
          </draw:text-box>
        </draw:frame>
        <draw:frame draw:style-name="gr3" draw:text-style-name="P3" draw:id="id10" draw:layer="layout" svg:width="3.75cm" svg:height="0.523cm" svg:x="1.55cm" svg:y="22.885cm">
          <draw:text-box>
            <text:p text:style-name="P2"><text:span text:style-name="T1">Etat: Retirée</text:span></text:p>
          </draw:text-box>
        </draw:frame>
        <draw:frame draw:style-name="gr6" draw:text-style-name="P9" draw:layer="layout" svg:width="19.765cm" svg:height="0.75cm" svg:x="0.55cm" svg:y="0.635cm">
          <draw:text-box>
            <text:p text:style-name="P8"><text:span text:style-name="T3">Cycle de vie de la <text:s/>Fiche Technique Article v 1.2</text:span></text:p>
            <text:p text:style-name="P8"><text:span text:style-name="T3"/></text:p>
            <text:p text:style-name="P8"><text:span text:style-name="T3"/></text:p>
          </draw:text-box>
        </draw:frame>
        <draw:connector draw:style-name="gr7" draw:text-style-name="P1" draw:layer="layout" svg:x1="10.8cm" svg:y1="3.135cm" svg:x2="16.55cm" svg:y2="5.385cm" draw:start-shape="id1" draw:end-shape="id2" draw:end-glue-point="0" svg:d="m10800 3135v1125h5750v1125">
          <text:p/>
        </draw:connector>
        <draw:connector draw:style-name="gr7" draw:text-style-name="P1" draw:layer="layout" svg:x1="11.05cm" svg:y1="6.885cm" svg:x2="9.05cm" svg:y2="8.885cm" draw:start-shape="id3" draw:start-glue-point="2" draw:end-shape="id4" draw:end-glue-point="0" svg:d="m11050 6885v1000h-2000v1000">
          <text:p/>
        </draw:connector>
        <draw:connector draw:style-name="gr7" draw:text-style-name="P1" draw:layer="layout" svg:x1="16.55cm" svg:y1="6.885cm" svg:x2="16.55cm" svg:y2="10.385cm" draw:start-shape="id2" draw:end-shape="id5" draw:end-glue-point="0" svg:d="m16550 6885v3500">
          <text:p/>
        </draw:connector>
        <draw:connector draw:style-name="gr8" draw:text-style-name="P1" draw:layer="layout" svg:x1="2.175cm" svg:y1="2.135cm" svg:x2="3.05cm" svg:y2="15.908cm" draw:start-shape="id6" draw:start-glue-point="2" draw:end-shape="id7" draw:end-glue-point="3" svg:d="m2175 2135v13773h875">
          <text:p/>
        </draw:connector>
        <draw:connector draw:style-name="gr7" draw:text-style-name="P1" draw:layer="layout" svg:x1="13.3cm" svg:y1="11.135cm" svg:x2="11.3cm" svg:y2="12.885cm" draw:start-shape="id5" draw:start-glue-point="3" draw:end-shape="id8" draw:end-glue-point="0" svg:d="m13300 11135h-2000v1750">
          <text:p/>
        </draw:connector>
        <draw:rect draw:style-name="gr9" draw:text-style-name="P1" draw:layer="layout" svg:width="20.056cm" svg:height="1.779cm" svg:x="0.259cm" svg:y="27.189cm">
          <text:p/>
        </draw:rect>
        <draw:frame draw:style-name="gr4" draw:text-style-name="P5" draw:layer="layout" svg:width="2.084cm" svg:height="0.549cm" svg:x="1.558cm" svg:y="27.672cm">
          <draw:text-box>
            <text:p text:style-name="P4"><text:span text:style-name="T4">Légende:</text:span></text:p>
            <text:p text:style-name="P4"><text:span text:style-name="T1"/></text:p>
            <text:p text:style-name="P4"><text:span text:style-name="T1"/></text:p>
            <text:p text:style-name="P4"><text:span text:style-name="T1"/></text:p>
          </draw:text-box>
        </draw:frame>
        <draw:rect draw:style-name="gr10" draw:text-style-name="P10" draw:layer="layout" svg:width="1.307cm" svg:height="0.51cm" svg:x="5.05cm" svg:y="27.635cm">
          <text:p text:style-name="P2"><text:span text:style-name="T5">NNNN</text:span></text:p>
        </draw:rect>
        <draw:frame draw:style-name="gr11" draw:text-style-name="P5" draw:layer="layout" svg:width="3.75cm" svg:height="0.693cm" svg:x="5.05cm" svg:y="28.192cm">
          <draw:text-box>
            <text:p text:style-name="P4"><text:span text:style-name="T1">Responsable de l'Action</text:span></text:p>
          </draw:text-box>
        </draw:frame>
        <draw:frame draw:style-name="gr3" draw:text-style-name="P5" draw:layer="layout" svg:width="1.224cm" svg:height="0.552cm" svg:x="9.481cm" svg:y="27.635cm">
          <draw:text-box>
            <text:p text:style-name="P4"><text:span text:style-name="T1"><text:s/></text:span><text:span text:style-name="T5">NNNN</text:span></text:p>
          </draw:text-box>
        </draw:frame>
        <draw:frame draw:style-name="gr12" draw:text-style-name="P5" draw:layer="layout" svg:width="2.569cm" svg:height="0.518cm" svg:x="9.481cm" svg:y="28.255cm">
          <draw:text-box>
            <text:p text:style-name="P4"><text:span text:style-name="T1">Etat de la fiche</text:span></text:p>
          </draw:text-box>
        </draw:frame>
        <draw:connector draw:style-name="gr8" draw:text-style-name="P1" draw:layer="layout" svg:x1="4.05cm" svg:y1="18.623cm" svg:x2="3.425cm" svg:y2="22.885cm" draw:start-shape="id9" draw:start-glue-point="3" draw:end-shape="id10" draw:end-glue-point="0" svg:d="m4050 18623h-625v4262">
          <text:p/>
        </draw:connector>
        <draw:rect draw:style-name="gr1" draw:text-style-name="P1" draw:id="id8" draw:layer="layout" svg:width="12cm" svg:height="1.5cm" svg:x="5.3cm" svg:y="12.885cm">
          <text:p/>
        </draw:rect>
        <draw:frame draw:style-name="gr4" draw:text-style-name="P5" draw:layer="layout" svg:width="11.761cm" svg:height="1.022cm" svg:x="5.539cm" svg:y="13.113cm">
          <draw:text-box>
            <text:p text:style-name="P4"><text:span text:style-name="T1">Chapitre: </text:span><text:span text:style-name="T2">Activation des Articles</text:span><text:span text:style-name="T1"> et </text:span><text:span text:style-name="T2">Codification Standard Externe</text:span></text:p>
            <text:p text:style-name="P4"><text:span text:style-name="T1">Géré par: Informatique</text:span></text:p>
            <text:p text:style-name="P4"><text:span text:style-name="T1"/></text:p>
            <text:p text:style-name="P4"><text:span text:style-name="T1"><text:tab/></text:span><text:span text:style-name="T1">- </text:span></text:p>
            <text:p text:style-name="P4"><text:span text:style-name="T1"/></text:p>
          </draw:text-box>
        </draw:frame>
        <draw:rect draw:style-name="gr1" draw:text-style-name="P1" draw:id="id4" draw:layer="layout" svg:width="6.5cm" svg:height="1.5cm" svg:x="5.8cm" svg:y="8.885cm">
          <text:p/>
        </draw:rect>
        <draw:frame draw:style-name="gr4" draw:text-style-name="P5" draw:layer="layout" svg:width="5.75cm" svg:height="1.245cm" svg:x="6.05cm" svg:y="9.14cm">
          <draw:text-box>
            <text:p text:style-name="P4"><text:span text:style-name="T1">Chapitre: </text:span><text:span text:style-name="T2">Activation des produits </text:span></text:p>
            <text:p text:style-name="P4"><text:span text:style-name="T1">Géré par: Contrôle de Gestion</text:span></text:p>
            <text:p text:style-name="P4"><text:span text:style-name="T1"><text:tab/></text:span></text:p>
          </draw:text-box>
        </draw:frame>
        <draw:rect draw:style-name="gr1" draw:text-style-name="P1" draw:id="id11" draw:layer="layout" svg:width="5.5cm" svg:height="1.5cm" svg:x="2.3cm" svg:y="5.385cm">
          <text:p/>
        </draw:rect>
        <draw:frame draw:style-name="gr4" draw:text-style-name="P5" draw:layer="layout" svg:width="5cm" svg:height="1.495cm" svg:x="2.55cm" svg:y="5.635cm">
          <draw:text-box>
            <text:p text:style-name="P4"><text:span text:style-name="T1">Chapitre: </text:span><text:span text:style-name="T2">Tarif</text:span></text:p>
            <text:p text:style-name="P4"><text:span text:style-name="T1">Géré par: Commercial / Marketing</text:span></text:p>
            <text:p text:style-name="P4"><text:span text:style-name="T1"/></text:p>
            <text:p text:style-name="P4"><text:span text:style-name="T1"/></text:p>
            <text:p text:style-name="P4"><text:span text:style-name="T1"/></text:p>
          </draw:text-box>
        </draw:frame>
        <draw:connector draw:style-name="gr7" draw:text-style-name="P1" draw:layer="layout" draw:line-skew="1.75cm" svg:x1="5.05cm" svg:y1="6.885cm" svg:x2="11.3cm" svg:y2="12.885cm" draw:start-shape="id11" draw:start-glue-point="2" draw:end-shape="id8" draw:end-glue-point="0" svg:d="m5050 6885v4750h6250v1250">
          <text:p/>
        </draw:connector>
        <draw:connector draw:style-name="gr7" draw:text-style-name="P1" draw:layer="layout" svg:x1="16.55cm" svg:y1="6.885cm" svg:x2="12.3cm" svg:y2="9.635cm" draw:start-shape="id2" draw:start-glue-point="2" draw:end-shape="id4" draw:end-glue-point="1" svg:d="m16550 6885v2750h-4250">
          <text:p/>
        </draw:connector>
        <draw:connector draw:style-name="gr7" draw:text-style-name="P1" draw:layer="layout" svg:x1="10.8cm" svg:y1="3.135cm" svg:x2="5.05cm" svg:y2="5.385cm" draw:start-shape="id1" draw:start-glue-point="2" draw:end-shape="id11" draw:end-glue-point="0" svg:d="m10800 3135v1125h-5750v1125">
          <text:p/>
        </draw:connector>
        <draw:connector draw:style-name="gr7" draw:text-style-name="P1" draw:layer="layout" svg:x1="10.8cm" svg:y1="3.135cm" svg:x2="11.05cm" svg:y2="5.385cm" draw:start-shape="id1" draw:end-shape="id3" draw:end-glue-point="0" svg:d="m10800 3135v1125h250v1125">
          <text:p/>
        </draw:connector>
        <draw:connector draw:style-name="gr7" draw:text-style-name="P1" draw:layer="layout" svg:x1="9.05cm" svg:y1="10.385cm" svg:x2="11.3cm" svg:y2="12.885cm" draw:start-shape="id4" draw:end-shape="id8" draw:end-glue-point="0" svg:d="m9050 10385v1250h2250v1250">
          <text:p/>
        </draw:connector>
        <draw:connector draw:style-name="gr7" draw:text-style-name="P1" draw:layer="layout" svg:x1="11.3cm" svg:y1="14.385cm" svg:x2="11.3cm" svg:y2="15.454cm" draw:start-shape="id8" draw:start-glue-point="2" draw:end-shape="id7" draw:end-glue-point="0" svg:d="m11300 14385v1069">
          <text:p/>
        </draw:connector>
        <draw:connector draw:style-name="gr13" draw:text-style-name="P1" draw:layer="layout" draw:line-skew="0.25cm" svg:x1="19.3cm" svg:y1="20.385cm" svg:x2="17.55cm" svg:y2="2.385cm" draw:start-shape="id12" draw:start-glue-point="1" draw:end-shape="id1" draw:end-glue-point="1" svg:d="m19300 20385h751v-18000h-2501">
          <text:p/>
        </draw:connector>
        <draw:connector draw:style-name="gr8" draw:text-style-name="P1" draw:layer="layout" svg:x1="5.3cm" svg:y1="23.146cm" svg:x2="7.8cm" svg:y2="18.623cm" draw:start-shape="id10" draw:start-glue-point="1" draw:end-shape="id9" draw:end-glue-point="1" svg:d="m5300 23146h3001v-4523h-501">
          <text:p/>
        </draw:connector>
        <draw:connector draw:style-name="gr8" draw:text-style-name="P1" draw:layer="layout" svg:x1="11.3cm" svg:y1="16.362cm" svg:x2="5.925cm" svg:y2="18.362cm" draw:start-shape="id7" draw:start-glue-point="2" draw:end-shape="id9" draw:end-glue-point="0" svg:d="m11300 16362v1000h-5375v1000">
          <text:p/>
        </draw:connector>
        <draw:connector draw:style-name="gr8" draw:text-style-name="P1" draw:layer="layout" draw:line-skew="-0.751cm" svg:x1="11.301cm" svg:y1="16.362cm" svg:x2="13.3cm" svg:y2="20.385cm" draw:end-shape="id12" draw:end-glue-point="3" svg:d="m11301 16362h-2v4023h2001">
          <text:p/>
        </draw:connector>
        <draw:frame draw:style-name="gr3" draw:text-style-name="P3" draw:id="id13" draw:layer="layout" svg:width="3.75cm" svg:height="0.523cm" svg:x="8.8cm" svg:y="24.612cm">
          <draw:text-box>
            <text:p text:style-name="P2"><text:span text:style-name="T1">Etat: Présentation</text:span></text:p>
          </draw:text-box>
        </draw:frame>
        <draw:connector draw:style-name="gr8" draw:text-style-name="P1" draw:layer="layout" svg:x1="3.425cm" svg:y1="23.408cm" svg:x2="8.8cm" svg:y2="24.873cm" draw:start-shape="id10" draw:start-glue-point="2" draw:end-shape="id13" draw:end-glue-point="3" svg:d="m3425 23408v1465h5375">
          <text:p/>
        </draw:connector>
        <draw:connector draw:style-name="gr8" draw:text-style-name="P1" draw:layer="layout" draw:line-skew="0.147cm" svg:x1="11.301cm" svg:y1="16.363cm" svg:x2="10.675cm" svg:y2="24.612cm" draw:end-shape="id13" draw:end-glue-point="0" svg:d="m11301 16363v4021h-626v4228">
          <text:p/>
        </draw:connector>
        <draw:connector draw:style-name="gr8" draw:text-style-name="P1" draw:layer="layout" draw:line-skew="0.5cm" svg:x1="10.675cm" svg:y1="25.135cm" svg:x2="1.55cm" svg:y2="23.146cm" draw:start-shape="id13" draw:start-glue-point="2" draw:end-shape="id10" draw:end-glue-point="3" svg:d="m10675 25135v1001h-9626v-2990h501">
          <text:p/>
        </draw:connector>
        <draw:connector draw:style-name="gr13" draw:text-style-name="P1" draw:layer="layout" draw:line-skew="1.999cm" svg:x1="12.55cm" svg:y1="24.873cm" svg:x2="17.55cm" svg:y2="2.385cm" draw:start-shape="id13" draw:start-glue-point="1" draw:end-shape="id1" draw:end-glue-point="1" svg:d="m12550 24873h7500v-22488h-2500">
          <text:p/>
        </draw:connector>
      </draw:page>
      <draw:page draw:name="page2" draw:style-name="dp1" draw:master-page-name="Standard">
        <office:forms form:automatic-focus="false" form:apply-design-mode="false"/>
        <draw:rect draw:style-name="gr2" draw:text-style-name="P1" draw:id="id14" draw:layer="layout" svg:width="12.25cm" svg:height="2.25cm" svg:x="4.05cm" svg:y="4.635cm">
          <text:p/>
        </draw:rect>
        <draw:frame draw:style-name="gr4" draw:text-style-name="P5" draw:layer="layout" svg:width="12.02cm" svg:height="3cm" svg:x="4.28cm" svg:y="4.635cm">
          <draw:text-box>
            <text:p text:style-name="P4"><text:span text:style-name="T1">Processus: Définition (Assistantes de Direction Commerciale &amp; Chef de Projet)</text:span></text:p>
            <text:p text:style-name="P4"><text:span text:style-name="T1"><text:tab/></text:span><text:span text:style-name="T1">- Identité</text:span></text:p>
            <text:p text:style-name="P4"><text:span text:style-name="T1"><text:tab/></text:span><text:span text:style-name="T1">- Logistique</text:span></text:p>
            <text:p text:style-name="P4"><text:span text:style-name="T1"><text:tab/></text:span><text:span text:style-name="T1">- Emballage</text:span></text:p>
            <text:p text:style-name="P4"><text:span text:style-name="T1"><text:tab/></text:span><text:span text:style-name="T1">- Tarifs</text:span></text:p>
            <text:p text:style-name="P4"><text:span text:style-name="T1"/></text:p>
            <text:p text:style-name="P4"><text:span text:style-name="T1"/></text:p>
          </draw:text-box>
        </draw:frame>
        <draw:rect draw:style-name="gr1" draw:text-style-name="P1" draw:id="id16" draw:layer="layout" svg:width="4.5cm" svg:height="1.75cm" svg:x="8.55cm" svg:y="9.135cm">
          <text:p/>
        </draw:rect>
        <draw:frame draw:style-name="gr4" draw:text-style-name="P5" draw:id="id15" draw:layer="layout" svg:width="4.026cm" svg:height="1.25cm" svg:x="9.024cm" svg:y="9.385cm">
          <draw:text-box>
            <text:p text:style-name="P4"><text:span text:style-name="T1">Processus: Qualité (Qualité)</text:span></text:p>
            <text:p text:style-name="P4"><text:span text:style-name="T1">- Composition</text:span></text:p>
            <text:p text:style-name="P4"><text:span text:style-name="T1">- Etiquettes</text:span></text:p>
          </draw:text-box>
        </draw:frame>
        <draw:connector draw:style-name="gr14" draw:text-style-name="P1" draw:layer="layout" draw:line-skew="2.5cm" svg:x1="16.3cm" svg:y1="5.76cm" svg:x2="13.05cm" svg:y2="10.01cm" draw:start-shape="id14" draw:start-glue-point="1" draw:end-shape="id15" draw:end-glue-point="1" svg:d="m16300 5760h3001v4250h-6251">
          <text:p/>
        </draw:connector>
        <draw:frame draw:style-name="gr3" draw:text-style-name="P3" draw:id="id18" draw:layer="layout" svg:width="15cm" svg:height="0.5cm" svg:x="3.3cm" svg:y="3.635cm">
          <draw:text-box>
            <text:p text:style-name="P2"><text:span text:style-name="T1">Etat: Présentation</text:span></text:p>
          </draw:text-box>
        </draw:frame>
        <draw:frame draw:style-name="gr3" draw:text-style-name="P3" draw:id="id17" draw:layer="layout" svg:width="15cm" svg:height="0.5cm" svg:x="3.3cm" svg:y="12.385cm">
          <draw:text-box>
            <text:p text:style-name="P2"><text:span text:style-name="T1">Etat: Initialisation</text:span></text:p>
          </draw:text-box>
        </draw:frame>
        <draw:connector draw:style-name="gr14" draw:text-style-name="P1" draw:layer="layout" draw:line-skew="-1cm" svg:x1="8.55cm" svg:y1="10.01cm" svg:x2="3.3cm" svg:y2="12.635cm" draw:start-shape="id16" draw:start-glue-point="3" draw:end-shape="id17" draw:end-glue-point="3" svg:d="m8550 10010h-6751v2625h1501">
          <text:p/>
        </draw:connector>
        <draw:custom-shape draw:style-name="gr15" draw:text-style-name="P1" draw:layer="layout" svg:width="5cm" svg:height="2.25cm" svg:x="15.315cm" svg:y="7.13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draw:style-name="gr16" draw:text-style-name="P5" draw:layer="layout" svg:width="4.5cm" svg:height="0.797cm" svg:x="15.815cm" svg:y="8.135cm">
          <draw:text-box>
            <text:p text:style-name="P4"><text:span text:style-name="T1">Export PDF en consultation</text:span></text:p>
            <text:p text:style-name="P4"><text:span text:style-name="T1"/></text:p>
          </draw:text-box>
        </draw:frame>
        <draw:connector draw:style-name="gr14" draw:text-style-name="P1" draw:layer="layout" draw:line-skew="-1cm" svg:x1="3.3cm" svg:y1="3.885cm" svg:x2="4.05cm" svg:y2="5.76cm" draw:start-shape="id18" draw:start-glue-point="3" draw:end-shape="id14" draw:end-glue-point="3" svg:d="m3300 3885h-1501v1875h2251">
          <text:p/>
        </draw:connector>
        <draw:frame draw:style-name="gr3" draw:text-style-name="P3" draw:layer="layout" svg:width="7.75cm" svg:height="0.5cm" svg:x="7.3cm" svg:y="23.885cm">
          <draw:text-box>
            <text:p text:style-name="P2"><text:span text:style-name="T1">Etat: Tarif</text:span></text:p>
          </draw:text-box>
        </draw:frame>
        <draw:rect draw:style-name="gr1" draw:text-style-name="P1" draw:id="id19" draw:layer="layout" svg:width="7cm" svg:height="1.5cm" svg:x="7.55cm" svg:y="18.885cm">
          <text:p/>
        </draw:rect>
        <draw:frame draw:style-name="gr4" draw:text-style-name="P5" draw:layer="layout" svg:width="6.827cm" svg:height="1.194cm" svg:x="7.723cm" svg:y="18.941cm">
          <draw:text-box>
            <text:p text:style-name="P4"><text:span text:style-name="T1">Processus: Activation Article (Informatique)</text:span></text:p>
            <text:p text:style-name="P4"><text:span text:style-name="T1">- Codification</text:span></text:p>
            <text:p text:style-name="P4"><text:span text:style-name="T1">- Activation Article à la vente</text:span></text:p>
          </draw:text-box>
        </draw:frame>
        <draw:rect draw:style-name="gr1" draw:text-style-name="P1" draw:id="id21" draw:layer="layout" svg:width="4.5cm" svg:height="1cm" svg:x="8.8cm" svg:y="22.135cm">
          <text:p/>
        </draw:rect>
        <draw:frame draw:style-name="gr4" draw:text-style-name="P5" draw:layer="layout" svg:width="4.327cm" svg:height="0.995cm" svg:x="8.973cm" svg:y="22.14cm">
          <draw:text-box>
            <text:p text:style-name="P4"><text:span text:style-name="T1">Processus: Commercial</text:span></text:p>
            <text:p text:style-name="P4"><text:span text:style-name="T1"><text:tab/></text:span><text:span text:style-name="T1">- Tarifs</text:span></text:p>
            <text:p text:style-name="P4"><text:span text:style-name="T1"/></text:p>
          </draw:text-box>
        </draw:frame>
        <draw:connector draw:style-name="gr14" draw:text-style-name="P1" draw:layer="layout" svg:x1="11.05cm" svg:y1="18.885cm" svg:x2="11.05cm" svg:y2="17.135cm" draw:start-shape="id19" draw:start-glue-point="0" draw:end-shape="id20" draw:end-glue-point="2" svg:d="m11050 18885v-1750">
          <text:p/>
        </draw:connector>
        <draw:connector draw:style-name="gr14" draw:text-style-name="P1" draw:layer="layout" svg:x1="11.05cm" svg:y1="22.135cm" svg:x2="11.05cm" svg:y2="20.385cm" draw:start-shape="id21" draw:start-glue-point="0" draw:end-shape="id19" draw:end-glue-point="2" svg:d="m11050 22135v-1750">
          <text:p/>
        </draw:connector>
        <draw:frame draw:style-name="gr3" draw:text-style-name="P3" draw:id="id20" draw:layer="layout" svg:width="8cm" svg:height="0.5cm" svg:x="7.05cm" svg:y="16.635cm">
          <draw:text-box>
            <text:p text:style-name="P2"><text:span text:style-name="T1">Etat: Valider</text:span></text:p>
          </draw:text-box>
        </draw:frame>
        <draw:frame draw:style-name="gr17" draw:text-style-name="P9" draw:layer="layout" svg:width="19.765cm" svg:height="0.75cm" svg:x="0.551cm" svg:y="0.635cm">
          <draw:text-box>
            <text:p text:style-name="P8"><text:span text:style-name="T3">Cycle de vie de la <text:s/>Fiche Présentation</text:span></text:p>
            <text:p text:style-name="P8"><text:span text:style-name="T3"/></text:p>
            <text:p text:style-name="P8"><text:span text:style-name="T3"/></text:p>
            <text:p text:style-name="P8"><text:span text:style-name="T3"/></text:p>
          </draw:text-box>
        </draw:frame>
        <draw:frame draw:style-name="gr3" draw:text-style-name="P3" draw:id="id22" draw:layer="layout" svg:width="3.5cm" svg:height="0.5cm" svg:x="12.3cm" svg:y="2.135cm">
          <draw:text-box>
            <text:p text:style-name="P2"><text:span text:style-name="T1">Etat: Retirer</text:span></text:p>
          </draw:text-box>
        </draw:frame>
        <draw:connector draw:style-name="gr14" draw:text-style-name="P1" draw:layer="layout" svg:x1="10.8cm" svg:y1="3.635cm" svg:x2="12.3cm" svg:y2="2.385cm" draw:start-shape="id18" draw:start-glue-point="0" draw:end-shape="id22" draw:end-glue-point="3" svg:d="m10800 3635v-1250h1500">
          <text:p/>
        </draw:connector>
        <draw:connector draw:style-name="gr14" draw:text-style-name="P1" draw:layer="layout" draw:line-skew="0.75cm" svg:x1="15.8cm" svg:y1="2.385cm" svg:x2="18.3cm" svg:y2="3.885cm" draw:start-shape="id22" draw:start-glue-point="1" draw:end-shape="id18" draw:end-glue-point="1" svg:d="m15800 2385h3751v1500h-1251">
          <text:p/>
        </draw:connector>
        <draw:frame draw:style-name="gr18" draw:text-style-name="P9" draw:layer="layout" svg:width="19.765cm" svg:height="0.75cm" svg:x="0.551cm" svg:y="14.635cm">
          <draw:text-box>
            <text:p text:style-name="P8"><text:span text:style-name="T3">Cycle de vie des mises à jour Tarif </text:span><text:span text:style-name="T6">(Pas encore actif)</text:span></text:p>
            <text:p text:style-name="P8"><text:span text:style-name="T3"/></text:p>
            <text:p text:style-name="P8"><text:span text:style-name="T3"/></text:p>
            <text:p text:style-name="P8"><text:span text:style-name="T3"/></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Arial Unicode MS'"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Arial Unicode MS'"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732cm" fo:margin-left="0.55cm" fo:margin-right="0.685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Win32 OpenOffice.org_project/320m12$Build-9483</meta:generator>
    <meta:creation-date>2005-02-08T10:01:05</meta:creation-date>
    <dc:creator>User GRPLDC</dc:creator>
    <dc:date>2010-02-18T12:19:47.06</dc:date>
    <meta:print-date>2005-10-21T15:51:13</meta:print-date>
    <dc:language>fr-FR</dc:language>
    <meta:editing-cycles>84</meta:editing-cycles>
    <meta:editing-duration>PT28H48M34S</meta:editing-duration>
    <meta:document-statistic meta:object-count="75"/>
    <meta:user-defined meta:name="Info 1"/>
    <meta:user-defined meta:name="Info 2"/>
    <meta:user-defined meta:name="Info 3"/>
    <meta:user-defined meta:name="Info 4"/>
  </office:meta>
</office:document-meta>
</file>